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>
          <table:table-cell table:style-name="ce3" office:value-type="date" office:date-value="2023-04-06T20:34:00" calcext:value-type="date">
            <text:p>04/06/23 08:34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4296875" calcext:value-type="float">
            <text:p>-17.42969</text:p>
          </table:table-cell>
          <table:table-cell office:value-type="float" office:value="5951.47" calcext:value-type="float">
            <text:p>5951.47</text:p>
          </table:table-cell>
          <table:table-cell table:formula="of:=[.J86]/60" office:value-type="float" office:value="99.1911666666667" calcext:value-type="float">
            <text:p>99.19</text:p>
          </table:table-cell>
          <table:table-cell table:formula="of:=[.J86]/3600" office:value-type="float" office:value="1.65318611111111" calcext:value-type="float">
            <text:p>1.65</text:p>
          </table:table-cell>
          <table:table-cell table:formula="of:=ABS((-18-[.I86])/-18)" office:value-type="float" office:value="0.0316840277777778" calcext:value-type="float">
            <text:p>0.0317</text:p>
          </table:table-cell>
          <table:table-cell table:style-name="ce29" table:formula="of:=8*[.M86]+[.L86]" office:value-type="float" office:value="1.90665833333333" calcext:value-type="float">
            <text:p>1.9067</text:p>
          </table:table-cell>
          <table:table-cell table:number-columns-repeated="2"/>
          <table:table-cell office:value-type="string" calcext:value-type="string">
            <text:p>aria noise model, cost function evals: 175</text:p>
          </table:table-cell>
        </table:table-row>
        <table:table-row table:style-name="ro1">
          <table:table-cell table:style-name="ce3" office:value-type="date" office:date-value="2023-04-10T12:33:00" calcext:value-type="date">
            <text:p>04/10/23 12:3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046875" calcext:value-type="float">
            <text:p>-16.04688</text:p>
          </table:table-cell>
          <table:table-cell office:value-type="float" office:value="673.24" calcext:value-type="float">
            <text:p>673.24</text:p>
          </table:table-cell>
          <table:table-cell table:formula="of:=[.J87]/60" office:value-type="float" office:value="11.2206666666667" calcext:value-type="float">
            <text:p>11.22</text:p>
          </table:table-cell>
          <table:table-cell table:formula="of:=[.J87]/3600" office:value-type="float" office:value="0.187011111111111" calcext:value-type="float">
            <text:p>0.19</text:p>
          </table:table-cell>
          <table:table-cell table:formula="of:=ABS((-18-[.I87])/-18)" office:value-type="float" office:value="0.108506944444444" calcext:value-type="float">
            <text:p>0.1085</text:p>
          </table:table-cell>
          <table:table-cell table:style-name="ce31" table:formula="of:=8*[.M87]+[.L87]" office:value-type="float" office:value="1.05506666666667" calcext:value-type="float">
            <text:p>1.0551</text:p>
          </table:table-cell>
          <table:table-cell table:number-columns-repeated="2"/>
          <table:table-cell office:value-type="string" calcext:value-type="string">
            <text:p>guadalupe noise model, cost function evals: 147</text:p>
          </table:table-cell>
        </table:table-row>
        <table:table-row table:style-name="ro1" table:number-rows-repeated="1048488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4-10T16:00:00.097084449</dc:date>
    <meta:editing-duration>P5DT1H51M13S</meta:editing-duration>
    <meta:editing-cycles>83</meta:editing-cycles>
    <meta:generator>LibreOffice/7.5.1.2$MacOSX_X86_64 LibreOffice_project/fcbaee479e84c6cd81291587d2ee68cba099e129</meta:generator>
    <meta:document-statistic meta:table-count="1" meta:cell-count="1093" meta:object-count="0"/>
  </office:meta>
</office:document-meta>
</file>